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start-width="0.1cm" draw:marker-end="Arrow" draw:marker-end-width="0.1cm" draw:fill="none" draw:fill-color="#ffffff" draw:textarea-vertical-align="middle"/>
    </style:style>
    <style:style style:name="gr2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2.15cm" fo:min-width="0.7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2.15cm" fo:min-width="0.7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hatch" draw:fill-color="#ffffff" draw:fill-hatch-name="Hatching_20_1" draw:fill-hatch-solid="false" draw:textarea-horizontal-align="justify" draw:textarea-vertical-align="middle" draw:auto-grow-height="false" fo:min-height="0cm" fo:min-width="6.5cm"/>
    </style:style>
    <style:style style:name="gr6" style:family="graphic" style:parent-style-name="objectwithoutfill">
      <style:graphic-properties draw:stroke="dash" draw:stroke-dash="_32__20_Dots_20_1_20_Dash" svg:stroke-color="#000000" draw:fill="none" draw:fill-color="#ffffff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000000" draw:fill="none" draw:fill-color="#ffffff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marker-start="Arrow" draw:fill-color="#ffffff" draw:textarea-vertical-align="middle"/>
    </style:style>
    <style:style style:name="gr10" style:family="graphic" style:parent-style-name="standard">
      <style:graphic-properties svg:stroke-color="#000000" draw:marker-start="" draw:marker-start-width="0.1cm" draw:marker-end="Arrow" draw:marker-end-width="0.1cm" draw:fill-color="#ffffff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hatch" draw:fill-color="#ffffff" draw:fill-hatch-name="Hatching_20_1" draw:fill-hatch-solid="fals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3cm" svg:y1="2.462cm" svg:x2="3.6cm" svg:y2="3.68cm">
          <text:p/>
        </draw:line>
        <draw:custom-shape draw:style-name="gr2" draw:text-style-name="P2" draw:layer="layout" svg:width="1.2cm" svg:height="2.4cm" draw:transform="rotate (-0.523598775598299) translate (2.297cm 0.0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1.2cm" svg:height="2.4cm" draw:transform="rotate (-0.523598775598299) translate (4.861cm 0.08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4.5cm" svg:x2="7cm" svg:y2="4.5cm">
          <text:p/>
        </draw:line>
        <draw:custom-shape draw:style-name="gr5" draw:text-style-name="P3" draw:layer="layout" svg:width="7cm" svg:height="0.2cm" svg:x="0cm" svg:y="4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2.1cm" svg:x2="3.4cm" svg:y2="3.6cm">
          <text:p/>
        </draw:line>
        <draw:line draw:style-name="gr6" draw:text-style-name="P1" draw:layer="layout" svg:x1="5.45cm" svg:y1="0.244cm" svg:x2="3.05cm" svg:y2="4.4cm">
          <text:p/>
        </draw:line>
        <draw:line draw:style-name="gr6" draw:text-style-name="P1" draw:layer="layout" svg:x1="1.55cm" svg:y1="0.244cm" svg:x2="3.95cm" svg:y2="4.4cm">
          <text:p/>
        </draw:line>
        <draw:line draw:style-name="gr7" draw:text-style-name="P1" draw:layer="layout" svg:x1="3.5cm" svg:y1="4.4cm" svg:x2="3.5cm" svg:y2="0.2cm">
          <text:p/>
        </draw:line>
        <draw:custom-shape draw:style-name="gr8" draw:text-style-name="P4" draw:layer="layout" svg:width="0.1cm" svg:height="0.1cm" svg:x="3.4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549cm" svg:height="0.199cm" draw:transform="rotate (-3.14159265358979) translate (5.52cm 2.3cm)" svg:viewBox="0 0 550 200" svg:d="M0 200c440 0 550-200 550-200">
          <text:p/>
        </draw:path>
        <draw:line draw:style-name="gr4" draw:text-style-name="P1" draw:layer="layout" svg:x1="5.52cm" svg:y1="2.1cm" svg:x2="7cm" svg:y2="2.1cm">
          <text:p/>
        </draw:line>
        <draw:line draw:style-name="gr4" draw:text-style-name="P1" draw:layer="layout" svg:x1="0cm" svg:y1="2.1cm" svg:x2="3.5cm" svg:y2="2.1cm">
          <text:p/>
        </draw:line>
        <draw:path draw:style-name="gr4" draw:text-style-name="P1" draw:layer="layout" svg:width="0.169cm" svg:height="0.049cm" draw:transform="rotate (-3.14159265358979) translate (3.67cm 2.15cm)" svg:viewBox="0 0 170 50" svg:d="M170 50c-136 0-170-50-170-50">
          <text:p/>
        </draw:path>
        <draw:ellipse draw:style-name="gr9" draw:text-style-name="P5" draw:layer="layout" svg:width="1.7cm" svg:height="0.3cm" svg:x="2.65cm" svg:y="0.1cm" draw:kind="arc" draw:start-angle="30" draw:end-angle="150">
          <text:p/>
        </draw:ellipse>
        <draw:ellipse draw:style-name="gr10" draw:text-style-name="P5" draw:layer="layout" svg:width="0.672cm" svg:height="0.62cm" draw:transform="skewX (-0.125140107367993) rotate (0.463035850554096) translate (3.2cm 2.591cm)" draw:kind="arc" draw:start-angle="329.97" draw:end-angle="90">
          <text:p/>
        </draw:ellipse>
        <draw:line draw:style-name="gr11" draw:text-style-name="P6" draw:layer="layout" svg:x1="3.6cm" svg:y1="3.7cm" svg:x2="5.4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single" draw:color="#000000" draw:distance="0.3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2:03:05.285000000</meta:creation-date>
    <dc:date>2018-02-28T15:36:11.236000000</dc:date>
    <meta:editing-duration>PT1H31M36S</meta:editing-duration>
    <meta:editing-cycles>16</meta:editing-cycles>
    <meta:generator>LibreOffice/5.4.4.2$Windows_X86_64 LibreOffice_project/2524958677847fb3bb44820e40380acbe820f960</meta:generator>
    <meta:document-statistic meta:object-count="17"/>
  </office:meta>
</office:document-meta>
</file>